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3cm" fo:padding-top="0.134cm" fo:padding-bottom="0.134cm" fo:padding-left="0.259cm" fo:padding-right="0.259cm"/>
    </style:style>
    <style:style style:name="gr2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1.15cm" fo:min-width="0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332cm" fo:min-width="0.082cm" fo:padding-top="0.134cm" fo:padding-bottom="0.134cm" fo:padding-left="0.259cm" fo:padding-right="0.259cm"/>
    </style:style>
    <style:style style:name="gr5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05cm" fo:min-width="0.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hatch" draw:fill-hatch-name="Black_20_45_20_Degrees"/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3.5cm" svg:height="0.2cm" svg:x="1.4cm" svg:y="1.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4cm" svg:y1="2.5cm" svg:x2="1.4cm" svg:y2="1.1cm">
          <text:p/>
        </draw:line>
        <draw:custom-shape draw:style-name="gr3" draw:text-style-name="P3" draw:layer="layout" svg:width="0.3cm" svg:height="1.4cm" svg:x="1.1cm" svg:y="1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6cm" svg:x="4.3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1cm" svg:y1="4.7cm" svg:x2="5.2cm" svg:y2="4.7cm">
          <text:p/>
        </draw:line>
        <draw:custom-shape draw:style-name="gr5" draw:text-style-name="P3" draw:layer="layout" svg:width="1.1cm" svg:height="0.3cm" svg:x="4.1cm" svg:y="4.7cm">
          <text:p/>
          <draw:enhanced-geometry svg:viewBox="0 0 21600 21600" draw:type="rectangle" draw:enhanced-path="M 0 0 L 21600 0 21600 21600 0 21600 0 0 Z N"/>
        </draw:custom-shape>
        <draw:polyline draw:style-name="gr2" draw:text-style-name="P2" draw:layer="layout" svg:width="1.099cm" svg:height="0.399cm" draw:transform="rotate (-1.5707963267949) translate (4.8cm 1.9cm)" svg:viewBox="0 0 1100 400" draw:points="0,200 100,200 200,400 300,0 400,400 500,0 600,400 700,0 800,400 900,0 1000,200 1100,200">
          <text:p/>
        </draw:polyline>
        <draw:polyline draw:style-name="gr2" draw:text-style-name="P2" draw:layer="layout" svg:width="1.099cm" svg:height="0.399cm" draw:transform="rotate (-1.5707963267949) translate (4.8cm 3.6cm)" svg:viewBox="0 0 1100 400" draw:points="0,200 100,200 200,400 300,0 400,400 500,0 600,400 700,0 800,400 900,0 1000,200 1100,2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5:08:20.874118889</meta:creation-date>
    <dc:date>2017-06-15T16:08:48.804565077</dc:date>
    <meta:editing-duration>PT1H27S</meta:editing-duration>
    <meta:editing-cycles>3</meta:editing-cycles>
    <meta:generator>LibreOffice/5.1.6.2$Linux_X86_64 LibreOffice_project/10m0$Build-2</meta:generator>
    <meta:document-statistic meta:object-count="8"/>
  </office:meta>
</office:document-meta>
</file>